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222cm" svg:height="8.187cm" svg:x="1.09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71cm" svg:height="1.83cm" svg:x="16.892cm" svg:y="5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66cm" svg:height="1.054cm" svg:x="9.491cm" svg:y="7.2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21cm" svg:height="5.724cm" svg:x="1.3cm" svg:y="1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53cm" svg:height="4.397cm" svg:x="1.574cm" svg:y="1.4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52cm" svg:height="3.359cm" svg:x="1.763cm" svg:y="1.63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945cm" svg:height="3.315cm" svg:x="1.833cm" svg:y="1.634cm">
          <draw:text-box>
            <text:p>d_rule</text:p>
            <text:p>d_accept</text:p>
            <text:p>d_final</text:p>
            <text:p>d_inc</text:p>
          </draw:text-box>
        </draw:frame>
        <draw:frame draw:style-name="gr4" draw:layer="layout" svg:width="3.186cm" svg:height="1.017cm" svg:x="1.594cm" svg:y="4.836cm">
          <draw:text-box>
            <text:p>FinAcInfo</text:p>
          </draw:text-box>
        </draw:frame>
        <draw:frame draw:style-name="gr4" draw:text-style-name="P2" draw:layer="layout" svg:width="5.494cm" svg:height="1.026cm" svg:x="1.534cm" svg:y="5.811cm">
          <draw:text-box>
            <text:p><text:span text:style-name="T1">vector </text:span><text:span text:style-name="T2">d_finAcInfo</text:span></text:p>
          </draw:text-box>
        </draw:frame>
        <draw:frame draw:style-name="gr4" draw:text-style-name="P2" draw:layer="layout" svg:width="8.152cm" svg:height="4.865cm" svg:x="7.183cm" svg:y="1.554cm">
          <draw:text-box>
            <text:p><text:span text:style-name="T1">set&lt;size_t&gt; </text:span><text:span text:style-name="T2">d_finalRule</text:span></text:p>
            <text:p><text:span text:style-name="T1">map&lt;size_t, size_t&gt; </text:span><text:span text:style-name="T2">d_map</text:span></text:p>
            <text:p><text:span text:style-name="T2"/></text:p>
            <text:p><text:span text:style-name="T2">d_thisIdx</text:span></text:p>
            <text:p><text:span text:style-name="T2">d_nRanges</text:span></text:p>
            <text:p><text:span text:style-name="T2">d_stateSets</text:span></text:p>
          </draw:text-box>
        </draw:frame>
        <draw:custom-shape draw:style-name="gr2" draw:text-style-name="P1" draw:layer="layout" svg:width="7.62cm" svg:height="1.035cm" svg:x="10.744cm" svg:y="3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644cm" svg:height="1.026cm" svg:x="10.585cm" svg:y="3.803cm">
          <draw:text-box>
            <text:p><text:span text:style-name="T1">input range <text:s text:c="3"/>row to xit to</text:span></text:p>
          </draw:text-box>
        </draw:frame>
        <draw:line draw:style-name="gr5" draw:text-style-name="P1" draw:layer="layout" svg:x1="12.117cm" svg:y1="4.1cm" svg:x2="10.466cm" svg:y2="3.324cm">
          <text:p/>
        </draw:line>
        <draw:line draw:style-name="gr5" draw:text-style-name="P1" draw:layer="layout" svg:x1="15.141cm" svg:y1="4.16cm" svg:x2="12.495cm" svg:y2="3.165cm">
          <text:p/>
        </draw:line>
        <draw:frame draw:style-name="gr4" draw:text-style-name="P2" draw:layer="layout" svg:width="6.429cm" svg:height="1.026cm" svg:x="9.431cm" svg:y="7.144cm">
          <draw:text-box>
            <text:p><text:span text:style-name="T1">vector&lt;set&lt;size_t&gt;&gt;</text:span></text:p>
          </draw:text-box>
        </draw:frame>
        <draw:frame draw:style-name="gr4" draw:text-style-name="P2" draw:layer="layout" svg:width="1.874cm" svg:height="1.026cm" svg:x="16.792cm" svg:y="5.612cm">
          <draw:text-box>
            <text:p><text:span text:style-name="T1">State</text:span></text:p>
          </draw:text-box>
        </draw:frame>
        <draw:frame draw:style-name="gr4" draw:text-style-name="P2" draw:layer="layout" svg:width="2.111cm" svg:height="1.026cm" svg:x="16.573cm" svg:y="6.865cm">
          <draw:text-box>
            <text:p><text:span text:style-name="T1">States</text:span></text:p>
          </draw:text-box>
        </draw:frame>
        <draw:line draw:style-name="gr6" draw:text-style-name="P1" draw:layer="layout" svg:x1="16.892cm" svg:y1="5.831cm" svg:x2="18.543cm" svg:y2="5.811cm">
          <text:p/>
        </draw:line>
        <draw:line draw:style-name="gr6" draw:text-style-name="P1" draw:layer="layout" svg:x1="16.933cm" svg:y1="6.527cm" svg:x2="18.584cm" svg:y2="6.507cm">
          <text:p/>
        </draw:line>
        <draw:line draw:style-name="gr7" draw:text-style-name="P1" draw:layer="layout" svg:x1="14.266cm" svg:y1="7.502cm" svg:x2="16.911cm" svg:y2="6.209cm">
          <text:p/>
        </draw:line>
        <draw:polyline draw:style-name="gr7" draw:text-style-name="P1" draw:layer="layout" svg:width="3.077cm" svg:height="1.349cm" draw:transform="rotate (-2.20120925261602) translate (11.282cm 6.01cm)" svg:viewBox="0 0 3078 1350" draw:points="340,-24846 0,-25312 3078,-23962 2434,-24846">
          <text:p/>
        </draw:poly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1H05M18S</meta:editing-duration>
    <meta:editing-cycles>10</meta:editing-cycles>
    <dc:date>2010-12-22T12:16:43</dc:date>
    <meta:generator>OpenOffice.org/3.2$Linux OpenOffice.org_project/320m19$Build-9505</meta:generator>
    <meta:document-statistic meta:object-count="44"/>
  </office:meta>
</office:document-meta>
</file>